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sans-serif" svg:font-family="sans-serif"/>
    <style:font-face style:name="Jomolhari" svg:font-family="Jomolhari" style:font-adornments="Regular" style:font-pitch="variable"/>
    <style:font-face style:name="LKLUG" svg:font-family="LKLUG" style:font-adornments="Italic"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_2d_txt">
      <style:text-properties fo:color="#004586"/>
    </style:style>
    <style:style style:name="P2" style:family="paragraph" style:parent-style-name="_2d_txt">
      <style:text-properties fo:color="#004586"/>
    </style:style>
    <style:style style:name="P3" style:family="paragraph" style:parent-style-name="_2d_txt">
      <style:text-properties fo:color="#004586" style:font-name="sans-serif" fo:font-size="9.75pt"/>
    </style:style>
    <style:style style:name="P4" style:family="paragraph" style:parent-style-name="_2d_txt" style:list-style-name="L3">
      <style:text-properties fo:color="#004586"/>
    </style:style>
    <style:style style:name="P5" style:family="paragraph" style:parent-style-name="_2d_txt" style:list-style-name="L1"/>
    <style:style style:name="P6" style:family="paragraph" style:parent-style-name="_2d_txt" style:list-style-name="L2"/>
    <style:style style:name="P7" style:family="paragraph" style:parent-style-name="_2d_txt">
      <style:text-properties style:font-name="sans-serif" fo:font-size="9.75pt"/>
    </style:style>
    <style:style style:name="P8" style:family="paragraph" style:parent-style-name="_2d_txt" style:list-style-name="L3"/>
    <style:style style:name="T1" style:family="text">
      <style:text-properties style:font-name="sans-serif" fo:font-size="9.75pt"/>
    </style:style>
    <style:style style:name="T2" style:family="text">
      <style:text-properties fo:font-weight="bold" style:font-weight-asian="bold" style:font-weight-complex="bold"/>
    </style:style>
    <style:style style:name="T3" style:family="text">
      <style:text-properties fo:color="#004586"/>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2d_titre">Questionnaire à propos du métier de Programmeur de jeu vidéo</text:p>
      <text:p text:style-name="_2d_titre">Interview écrite de <text:span text:style-name="T2">Thierry MATTRAY </text:span>par <text:span text:style-name="T2">Ervan SILVERT</text:span></text:p>
      <text:p text:style-name="_2d_date">le 23 Novembre 2014</text:p>
      <text:p text:style-name="_2d_section">Remarques préalables:</text:p>
      <text:p text:style-name="_2d_txt">Cette interview sera placée dans mon rapport de Projet Personnel et Professionnel. Vous y serait cité. C'est dans cet optique que je vous pose ces questions, dès lors évidemment les détails sont les bienvenus, mais ils restent optionnels. Merci d'avance !</text:p>
      <text:p text:style-name="Standard"/>
      <text:p text:style-name="_2d_section">A propos de vous</text:p>
      <text:p text:style-name="_2d_txt">Pour quelle entreprise travaillez vous ? Asyncron games</text:p>
      <text:p text:style-name="_2d_txt">Pouvez-vous décrire brièvement votre rôle dans celle-ci ?</text:p>
      <text:p text:style-name="P1"><text:s/>Directeur technique, chef de projet, développeur</text:p>
      <text:p text:style-name="_2d_txt">Travaillez-vous seul ? (C'est ce que je crois avoir compris sur le site deadlock-game.com).</text:p>
      <text:p text:style-name="P1">Variable, en ce moment oui, j'ai géré des équipes jusqu'à 8 personnes (dev + graphistes)</text:p>
      <text:p text:style-name="_2d_txt"/>
      <text:p text:style-name="_2d_section">Compétences nécessaires:</text:p>
      <text:p text:style-name="_2d_txt">Quelles études avez-vous fait ? En comparaison, quelles études auraient suffis à votre embauche ? <text:span text:style-name="T3">Diplome dev multimedia internet (niveau bac +2), sinon largement autodidacte. (Diplomes écoles jeu vidéo intéressants.)</text:span></text:p>
      <text:p text:style-name="_2d_txt">Comment avez-vous été recruté par votre entreprise ? Pouvez-vous me parler de votre entretien d'embauche ? (Avez-vous trouvé le travail sur internet ou l'AFJV ? Vous ont-ils testé avant de vous engager ?)</text:p>
      <text:p text:style-name="P1">Rencontré le gérant d'OcandCO sur un jeu online ! (morne plaine), puis création d'Asyncron games (branche jeu d'Ocandco devenue indépendante) avec statut d'associé salarié,</text:p>
      <text:p text:style-name="_2d_txt">Quel caractère pensez-vous nécessaire ou fortuit à votre travail ? Correspondez-vous à ce caractère ?</text:p>
      <text:p text:style-name="P1">Question pas claire. Caractère indispensable : passionné</text:p>
      <text:p text:style-name="_2d_txt">Quel langage de programmation vous est nécessaire ? Quel “plus” serait le bienvenu pour votre poste ?</text:p>
      <text:p text:style-name="P1">Jeux online : flash actionscript 3 / html5 javascript css3, <text:s/>programmation objet, bdd</text:p>
      <text:p text:style-name="P1">serveurs multiusers</text:p>
      <text:p text:style-name="P1">plus : unity</text:p>
      <text:p text:style-name="_2d_txt">Avez-vous toujours voulu être programmeur de jeu vidéo ? Aviez-vous une expérience (formation ou travail sur votre temps libre ) ?</text:p>
      <text:p text:style-name="P1">Plus ou moins à partir du moment ou j'ai découvert le multimedia.<text:line-break/>Orientation progressive de ma carrière de multimedia large vers jeu.</text:p>
      <text:p text:style-name="Standard"/>
      <text:p text:style-name="_2d_section">Journée type:</text:p>
      <text:p text:style-name="_2d_txt"><text:soft-page-break/>Pouvez-vous me décrire une journée type de travail ?</text:p>
      <text:p text:style-name="_2d_txt"><text:tab/>Insistez, je vous prie sur: </text:p>
      <text:list xml:id="list1235441023390298319" text:style-name="L1">
        <text:list-item>
          <text:p text:style-name="P5">vos horaires (sont-elles flexibles ?),</text:p>
        </text:list-item>
      </text:list>
      <text:list xml:id="list2429384121275479036" text:style-name="L2">
        <text:list-item>
          <text:p text:style-name="P6">vos relations avec vos collègues (est-ce un travail d'équipe ?)</text:p>
        </text:list-item>
        <text:list-item>
          <text:p text:style-name="P6">votre supérieur, si vous en avez un, vous joint-il souvent ? </text:p>
        </text:list-item>
        <text:list-item>
          <text:p text:style-name="P6">votre lieu de travail (locaux de l'entreprise, compartiment spécial ou bien chez vous peut-être) ?</text:p>
        </text:list-item>
        <text:list-item>
          <text:p text:style-name="P6">votre rapport à la fameuse “deadline” dont tous les monde parle et qui stresse les programmeurs.</text:p>
        </text:list-item>
        <text:list-item>
          <text:p text:style-name="P6">Vos relations avec d'éventuelles aux entreprises, d'éventuels clients ou commerciaux ?</text:p>
        </text:list-item>
      </text:list>
      <text:p text:style-name="P1">Horaires flexibles, travail d'équipe ou en solo, dernièrement en télétravail. <text:line-break/>Pas de supérieur</text:p>
      <text:p text:style-name="P1">Travail en open space, ou télétravail chez moi.</text:p>
      <text:p text:style-name="P1">Notions de délais et rentabilité cruciales.</text:p>
      <text:p text:style-name="Standard"/>
      <text:p text:style-name="_2d_section">Point de vue Global:</text:p>
      <text:p text:style-name="_2d_txt">Nous sommes dans un contexte de jeu vidéo, pouvez-vous m'indiquer dans la limite du possible (et de votre motivation), les étapes depuis l'idée jusqu'à sa commercialisation et votre implication dans ces diverses étapes ?</text:p>
      <text:p text:style-name="P1">Concept – projet complet (Game Design, modele économique) – financement – réalisation – commercialisation.</text:p>
      <text:p text:style-name="P1">2 types de projets : projet “éditeur” , projets “studio” (pas éditeur, juste réalisation technique)</text:p>
      <text:p text:style-name="P1">En tant que directeur technique et chef de projet, impliqué dans tout.</text:p>
      <text:p text:style-name="_2d_txt"/>
      <text:p text:style-name="Standard"/>
      <text:p text:style-name="_2d_section">Conditions de travail:</text:p>
      <text:p text:style-name="_2d_txt">Quel(s) logiciel(s) utilisez-vous ? <text:line-break/><text:span text:style-name="T3">Flash, inDesign, Photoshop, editeur de texte (Sublime text, Flash Develop), eclipse, phonegap, svn , jobsworth ,,,</text:span></text:p>
      <text:p text:style-name="_2d_txt">Quel(s) langage(s) utilisez-vous ?</text:p>
      <text:p text:style-name="P1">HTML5 , javascript, php, AS3</text:p>
      <text:p text:style-name="_2d_txt">Les moyens technologiques mis à votre disposition vous satisfont-ils ? (Idéalement, quels sont-ils ?)</text:p>
      <text:p text:style-name="P1">oui : connexion internet, ordis de bureau orientés multimedia.</text:p>
      <text:p text:style-name="Standard"/>
      <text:p text:style-name="_2d_section">Apport du travail:</text:p>
      <text:p text:style-name="_2d_txt">On nous demande de vous questionner sur les perspectives qu'apportent votre travail. </text:p>
      <text:p text:style-name="_2d_txt"><text:soft-page-break/>Dans votre cas, y a-t-il possibilité d'évoluer, d'être promu ? <text:span text:style-name="T1">Si vous étiez licencié demain, comment penseriez-vous vous réorienter ?</text:span></text:p>
      <text:p text:style-name="P3">Marché du jeu vidéo très concurrentiel, difficile pour une petite structure comme la notre.</text:p>
      <text:p text:style-name="P3">Réorientation en cours =&gt; développeur informatique NT</text:p>
      <text:p text:style-name="P7"/>
      <text:p text:style-name="Standard"/>
      <text:p text:style-name="_2d_section">Financièrement:</text:p>
      <text:p text:style-name="_2d_txt">Je conçois l'éventualité que vous souhaiteriez rester discret sur ce point. Pouvez-vous tout de même me parler de vos revenus (fourchette mensuelle/annuelle ou estimation de votre satisfaction par rapport à celle-ci ?) et s'il y en a, des avantages qu'offrent votre entreprise ? (tickets restaurant, voiture de fonction même si j'en doute, vous comprenez l'idée)</text:p>
      <text:p text:style-name="P1">En tant qu'associé de ma société, j'étais sous-payé pour garantir le bon fonctionnement de l'entreprise.</text:p>
      <text:p text:style-name="Standard"/>
      <text:p text:style-name="_2d_section">Conclusion:</text:p>
      <text:p text:style-name="_2d_txt">Enfin, j'ai dû vous épuiser, alors faisons un bilan simple en trois mot:</text:p>
      <text:p text:style-name="_2d_txt">Un mot pour:</text:p>
      <text:list xml:id="list7380346619566517374" text:style-name="L3">
        <text:list-item>
          <text:p text:style-name="P8">Votre satisfaction au travail (épanoui, mitigé, déçu).</text:p>
          <text:p text:style-name="P4">Épanoui car bosser pour sa passion est un privilège !</text:p>
        </text:list-item>
        <text:list-item>
          <text:p text:style-name="P8">La compétence fondamentale nécessaire et vitale, bref le TOP pour ce métier.</text:p>
          <text:p text:style-name="P4">Ëtre passionné, ouvert d'esprit, avoir soif d'apprendre =&gt; adaptation car technos changent très vite</text:p>
        </text:list-item>
        <text:list-item>
          <text:p text:style-name="P8">Et un dernier mot pour conclure, à votre souhait ! :)</text:p>
          <text:p text:style-name="P4">Bonne chance à toi ! ;)</text:p>
        </text:list-item>
      </text:list>
      <text:p text:style-name="Standard"/>
      <text:p text:style-name="_2d_section">Remerciements:</text:p>
      <text:p text:style-name="_2d_txt">C'en est fini pour les questions, je voulais une nouvelle fois vous remercier pour le temps que vous m'accorder. Vous venez de sauver mon année, je suis en cursus d'excellence CMI et cette interview difficile à récolter est décisive. Avec cela vous renseigner l'étudiant passionné que je suis sur son avenir et le conforte dans son projet d'avenir par votre gentillesse. Merc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Lohit Devanagari1" svg:font-family="'Lohit Devanagari'"/>
    <style:font-face style:name="OpenSymbol1" svg:font-family="OpenSymbol"/>
    <style:font-face style:name="sans-serif" svg:font-family="sans-serif"/>
    <style:font-face style:name="Jomolhari" svg:font-family="Jomolhari" style:font-adornments="Regular" style:font-pitch="variable"/>
    <style:font-face style:name="LKLUG" svg:font-family="LKLUG" style:font-adornments="Italic"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_2d_titre" style:display-name="-titre" style:family="paragraph" style:parent-style-name="Standard">
      <style:paragraph-properties fo:margin="100%" fo:margin-left="0.66cm" fo:margin-right="0.66cm" fo:margin-top="0cm" fo:margin-bottom="0.254cm" fo:line-height="150%" fo:text-align="center" style:justify-single-word="false" fo:text-indent="0cm" style:auto-text-indent="false" fo:padding="0.051cm" fo:border-left="none" fo:border-right="none" fo:border-top="none" fo:border-bottom="0.002cm solid #000000" style:shadow="none"/>
      <style:text-properties style:font-name="DejaVu Serif" fo:font-size="13pt" style:font-size-asian="10.5pt" style:font-weight-asian="normal"/>
    </style:style>
    <style:style style:name="_2d_date" style:display-name="-date" style:family="paragraph" style:parent-style-name="Standard">
      <style:paragraph-properties fo:text-align="end" style:justify-single-word="false"/>
      <style:text-properties style:font-name="LKLUG" fo:font-size="8pt" fo:font-style="italic" style:font-size-asian="10.5pt" style:font-weight-asian="normal"/>
    </style:style>
    <style:style style:name="_2d_section" style:display-name="-section" style:family="paragraph" style:parent-style-name="Standard" style:master-page-name="">
      <style:paragraph-properties fo:margin="100%" fo:margin-left="0cm" fo:margin-right="0.305cm" fo:margin-top="0cm" fo:margin-bottom="0cm" fo:text-indent="0cm" style:auto-text-indent="false" style:page-number="auto"/>
      <style:text-properties fo:text-transform="capitalize" style:font-name="Jomolhari" fo:font-size="11pt" fo:text-shadow="1pt 1pt" fo:font-weight="normal" style:font-size-asian="10.5pt" style:font-weight-asian="normal" style:font-relief="none"/>
    </style:style>
    <style:style style:name="_2d_txt" style:display-name="-txt" style:family="paragraph" style:parent-style-name="Standard" style:master-page-name="">
      <style:paragraph-properties fo:margin="100%" fo:margin-left="0.66cm" fo:margin-right="0cm" fo:margin-top="0cm" fo:margin-bottom="0.254cm" fo:text-align="justify" style:justify-single-word="false" fo:text-indent="0.254cm" style:auto-text-indent="false" style:page-number="auto"/>
      <style:text-properties style:font-name="DejaVu Sans" fo:font-size="10.5pt" style:font-size-asian="10.5pt"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23T16:49:54.798056410</meta:creation-date>
    <dc:date>2014-12-05T13:45:13.12</dc:date>
    <meta:editing-duration>PT1H24M17S</meta:editing-duration>
    <meta:editing-cycles>8</meta:editing-cycles>
    <meta:generator>OpenOffice/4.1.0$Win32 OpenOffice.org_project/410m18$Build-9764</meta:generator>
    <dc:creator>t m</dc:creator>
    <meta:document-statistic meta:table-count="0" meta:image-count="0" meta:object-count="0" meta:page-count="3" meta:paragraph-count="65" meta:word-count="834" meta:character-count="5373"/>
  </office:meta>
</office:document-meta>
</file>